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gesummv_STANDARD</text:p>
          </table:table-cell>
          <table:table-cell table:formula="of:=MAX([.B3:.B100])" office:value-type="float" office:value="6936" calcext:value-type="float">
            <text:p>6936</text:p>
          </table:table-cell>
          <table:table-cell table:formula="of:=AVERAGE([.C3:.C100])" office:value-type="float" office:value="5009131850.14286" calcext:value-type="float">
            <text:p>5009131850.14286</text:p>
          </table:table-cell>
          <table:table-cell table:formula="of:=AVERAGE([.D3:.D100])" office:value-type="float" office:value="8970451016.14286" calcext:value-type="float">
            <text:p>8970451016.14286</text:p>
          </table:table-cell>
          <table:table-cell table:formula="of:=AVERAGE([.E3:.E100])" office:value-type="float" office:value="3404027.71428571" calcext:value-type="float">
            <text:p>3404027.71428571</text:p>
          </table:table-cell>
          <table:table-cell table:formula="of:=AVERAGE([.F3:.F100])" office:value-type="float" office:value="102245104.285714" calcext:value-type="float">
            <text:p>102245104.285714</text:p>
          </table:table-cell>
          <table:table-cell table:formula="of:=AVERAGE([.G3:.G100])" office:value-type="float" office:value="80803965.7142857" calcext:value-type="float">
            <text:p>80803965.7142857</text:p>
          </table:table-cell>
          <table:table-cell table:formula="of:=AVERAGE([.H3:.H100])" office:value-type="float" office:value="77010735" calcext:value-type="float">
            <text:p>77010735</text:p>
          </table:table-cell>
          <table:table-cell table:formula="of:=AVERAGE([.I3:.I100])" office:value-type="float" office:value="30.8571428571429" calcext:value-type="float">
            <text:p>30.8571428571</text:p>
          </table:table-cell>
          <table:table-cell table:formula="of:=AVERAGE([.J3:.J100])" office:value-type="float" office:value="0" calcext:value-type="float">
            <text:p>0</text:p>
          </table:table-cell>
          <table:table-cell table:formula="of:=AVERAGE([.K3:.K100])" office:value-type="float" office:value="97" calcext:value-type="float">
            <text:p>97</text:p>
          </table:table-cell>
          <table:table-cell table:formula="of:=AVERAGE([.L3:.L100])" office:value-type="float" office:value="0" calcext:value-type="float">
            <text:p>0</text:p>
          </table:table-cell>
          <table:table-cell table:formula="of:=AVERAGE([.M3:.M100])" office:value-type="string" office:string-value="" calcext:value-type="error">
            <text:p>#DIV/0!</text:p>
          </table:table-cell>
          <table:table-cell table:formula="of:=AVERAGE([.N3:.N100])" office:value-type="float" office:value="0.558398428571429" calcext:value-type="float">
            <text:p>0.5583984286</text:p>
          </table:table-cell>
          <table:table-cell table:formula="of:=AVERAGE([.O3:.O100])" office:value-type="float" office:value="3404027.71428571" calcext:value-type="float">
            <text:p>3404027.71428571</text:p>
          </table:table-cell>
          <table:table-cell table:formula="of:=AVERAGE([.P3:.P100])" office:value-type="float" office:value="6.60291371428571" calcext:value-type="float">
            <text:p>6.6029137143</text:p>
          </table:table-cell>
          <table:table-cell table:formula="of:=AVERAGE([.Q3:.Q100])" office:value-type="float" office:value="5.21824085714286" calcext:value-type="float">
            <text:p>5.2182408571</text:p>
          </table:table-cell>
          <table:table-cell table:formula="of:=AVERAGE([.R3:.R100])" office:value-type="float" office:value="4.97328485714286" calcext:value-type="float">
            <text:p>4.9732848571</text:p>
          </table:table-cell>
          <table:table-cell table:formula="of:=AVERAGE([.S3:.S100])" office:value-type="float" office:value="1.26428571428571" calcext:value-type="float">
            <text:p>1.2642857143</text:p>
          </table:table-cell>
          <table:table-cell table:formula="of:=AVERAGE([.T3:.T100])"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34377" calcext:value-type="float">
            <text:p>34377</text:p>
          </table:table-cell>
          <table:table-cell office:value-type="float" office:value="1003" calcext:value-type="float">
            <text:p>1003</text:p>
          </table:table-cell>
          <table:table-cell office:value-type="float" office:value="4216510695" calcext:value-type="float">
            <text:p>4216510695</text:p>
          </table:table-cell>
          <table:table-cell office:value-type="float" office:value="7560352609" calcext:value-type="float">
            <text:p>7560352609</text:p>
          </table:table-cell>
          <table:table-cell office:value-type="float" office:value="2932732" calcext:value-type="float">
            <text:p>2932732</text:p>
          </table:table-cell>
          <table:table-cell office:value-type="float" office:value="85375894" calcext:value-type="float">
            <text:p>85375894</text:p>
          </table:table-cell>
          <table:table-cell office:value-type="float" office:value="67367310" calcext:value-type="float">
            <text:p>67367310</text:p>
          </table:table-cell>
          <table:table-cell office:value-type="float" office:value="64160142" calcext:value-type="float">
            <text:p>6416014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57714" calcext:value-type="float">
            <text:p>0.557714</text:p>
          </table:table-cell>
          <table:table-cell office:value-type="float" office:value="2932732" calcext:value-type="float">
            <text:p>2932732</text:p>
          </table:table-cell>
          <table:table-cell office:value-type="float" office:value="5.447714" calcext:value-type="float">
            <text:p>5.447714</text:p>
          </table:table-cell>
          <table:table-cell office:value-type="float" office:value="4.298612" calcext:value-type="float">
            <text:p>4.298612</text:p>
          </table:table-cell>
          <table:table-cell office:value-type="float" office:value="4.093967" calcext:value-type="float">
            <text:p>4.093967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34377" calcext:value-type="float">
            <text:p>34377</text:p>
          </table:table-cell>
          <table:table-cell office:value-type="float" office:value="2006" calcext:value-type="float">
            <text:p>2006</text:p>
          </table:table-cell>
          <table:table-cell office:value-type="float" office:value="5390068313" calcext:value-type="float">
            <text:p>5390068313</text:p>
          </table:table-cell>
          <table:table-cell office:value-type="float" office:value="9731383288" calcext:value-type="float">
            <text:p>9731383288</text:p>
          </table:table-cell>
          <table:table-cell office:value-type="float" office:value="3636228" calcext:value-type="float">
            <text:p>3636228</text:p>
          </table:table-cell>
          <table:table-cell office:value-type="float" office:value="109570674" calcext:value-type="float">
            <text:p>109570674</text:p>
          </table:table-cell>
          <table:table-cell office:value-type="float" office:value="86882967" calcext:value-type="float">
            <text:p>86882967</text:p>
          </table:table-cell>
          <table:table-cell office:value-type="float" office:value="82844183" calcext:value-type="float">
            <text:p>8284418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53885" calcext:value-type="float">
            <text:p>0.553885</text:p>
          </table:table-cell>
          <table:table-cell office:value-type="float" office:value="3636228" calcext:value-type="float">
            <text:p>3636228</text:p>
          </table:table-cell>
          <table:table-cell office:value-type="float" office:value="6.991549" calcext:value-type="float">
            <text:p>6.991549</text:p>
          </table:table-cell>
          <table:table-cell office:value-type="float" office:value="5.543879" calcext:value-type="float">
            <text:p>5.543879</text:p>
          </table:table-cell>
          <table:table-cell office:value-type="float" office:value="5.286169" calcext:value-type="float">
            <text:p>5.286169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34377" calcext:value-type="float">
            <text:p>34377</text:p>
          </table:table-cell>
          <table:table-cell office:value-type="float" office:value="3009" calcext:value-type="float">
            <text:p>3009</text:p>
          </table:table-cell>
          <table:table-cell office:value-type="float" office:value="5064399487" calcext:value-type="float">
            <text:p>5064399487</text:p>
          </table:table-cell>
          <table:table-cell office:value-type="float" office:value="9080025011" calcext:value-type="float">
            <text:p>9080025011</text:p>
          </table:table-cell>
          <table:table-cell office:value-type="float" office:value="3393861" calcext:value-type="float">
            <text:p>3393861</text:p>
          </table:table-cell>
          <table:table-cell office:value-type="float" office:value="103273303" calcext:value-type="float">
            <text:p>103273303</text:p>
          </table:table-cell>
          <table:table-cell office:value-type="float" office:value="81773260" calcext:value-type="float">
            <text:p>81773260</text:p>
          </table:table-cell>
          <table:table-cell office:value-type="float" office:value="77911571" calcext:value-type="float">
            <text:p>7791157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57752" calcext:value-type="float">
            <text:p>0.557752</text:p>
          </table:table-cell>
          <table:table-cell office:value-type="float" office:value="3393861" calcext:value-type="float">
            <text:p>3393861</text:p>
          </table:table-cell>
          <table:table-cell office:value-type="float" office:value="6.589722" calcext:value-type="float">
            <text:p>6.589722</text:p>
          </table:table-cell>
          <table:table-cell office:value-type="float" office:value="5.217835" calcext:value-type="float">
            <text:p>5.217835</text:p>
          </table:table-cell>
          <table:table-cell office:value-type="float" office:value="4.971426" calcext:value-type="float">
            <text:p>4.971426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34377" calcext:value-type="float">
            <text:p>34377</text:p>
          </table:table-cell>
          <table:table-cell office:value-type="float" office:value="4012" calcext:value-type="float">
            <text:p>4012</text:p>
          </table:table-cell>
          <table:table-cell office:value-type="float" office:value="5280901124" calcext:value-type="float">
            <text:p>5280901124</text:p>
          </table:table-cell>
          <table:table-cell office:value-type="float" office:value="9316437725" calcext:value-type="float">
            <text:p>9316437725</text:p>
          </table:table-cell>
          <table:table-cell office:value-type="float" office:value="3668692" calcext:value-type="float">
            <text:p>3668692</text:p>
          </table:table-cell>
          <table:table-cell office:value-type="float" office:value="109674941" calcext:value-type="float">
            <text:p>109674941</text:p>
          </table:table-cell>
          <table:table-cell office:value-type="float" office:value="86105295" calcext:value-type="float">
            <text:p>86105295</text:p>
          </table:table-cell>
          <table:table-cell office:value-type="float" office:value="82109829" calcext:value-type="float">
            <text:p>8210982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66837" calcext:value-type="float">
            <text:p>0.566837</text:p>
          </table:table-cell>
          <table:table-cell office:value-type="float" office:value="3668692" calcext:value-type="float">
            <text:p>3668692</text:p>
          </table:table-cell>
          <table:table-cell office:value-type="float" office:value="6.998202" calcext:value-type="float">
            <text:p>6.998202</text:p>
          </table:table-cell>
          <table:table-cell office:value-type="float" office:value="5.494256" calcext:value-type="float">
            <text:p>5.494256</text:p>
          </table:table-cell>
          <table:table-cell office:value-type="float" office:value="5.239311" calcext:value-type="float">
            <text:p>5.239311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34377" calcext:value-type="float">
            <text:p>34377</text:p>
          </table:table-cell>
          <table:table-cell office:value-type="float" office:value="5015" calcext:value-type="float">
            <text:p>5015</text:p>
          </table:table-cell>
          <table:table-cell office:value-type="float" office:value="5079712504" calcext:value-type="float">
            <text:p>5079712504</text:p>
          </table:table-cell>
          <table:table-cell office:value-type="float" office:value="9117606107" calcext:value-type="float">
            <text:p>9117606107</text:p>
          </table:table-cell>
          <table:table-cell office:value-type="float" office:value="3396951" calcext:value-type="float">
            <text:p>3396951</text:p>
          </table:table-cell>
          <table:table-cell office:value-type="float" office:value="103467989" calcext:value-type="float">
            <text:p>103467989</text:p>
          </table:table-cell>
          <table:table-cell office:value-type="float" office:value="81969373" calcext:value-type="float">
            <text:p>81969373</text:p>
          </table:table-cell>
          <table:table-cell office:value-type="float" office:value="78090481" calcext:value-type="float">
            <text:p>7809048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57132" calcext:value-type="float">
            <text:p>0.557132</text:p>
          </table:table-cell>
          <table:table-cell office:value-type="float" office:value="3396951" calcext:value-type="float">
            <text:p>3396951</text:p>
          </table:table-cell>
          <table:table-cell office:value-type="float" office:value="6.602145" calcext:value-type="float">
            <text:p>6.602145</text:p>
          </table:table-cell>
          <table:table-cell office:value-type="float" office:value="5.230349" calcext:value-type="float">
            <text:p>5.230349</text:p>
          </table:table-cell>
          <table:table-cell office:value-type="float" office:value="4.982842" calcext:value-type="float">
            <text:p>4.982842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34377" calcext:value-type="float">
            <text:p>34377</text:p>
          </table:table-cell>
          <table:table-cell office:value-type="float" office:value="6018" calcext:value-type="float">
            <text:p>6018</text:p>
          </table:table-cell>
          <table:table-cell office:value-type="float" office:value="5435734268" calcext:value-type="float">
            <text:p>5435734268</text:p>
          </table:table-cell>
          <table:table-cell office:value-type="float" office:value="9744181728" calcext:value-type="float">
            <text:p>9744181728</text:p>
          </table:table-cell>
          <table:table-cell office:value-type="float" office:value="3705950" calcext:value-type="float">
            <text:p>3705950</text:p>
          </table:table-cell>
          <table:table-cell office:value-type="float" office:value="110992035" calcext:value-type="float">
            <text:p>110992035</text:p>
          </table:table-cell>
          <table:table-cell office:value-type="float" office:value="87770223" calcext:value-type="float">
            <text:p>87770223</text:p>
          </table:table-cell>
          <table:table-cell office:value-type="float" office:value="83653587" calcext:value-type="float">
            <text:p>8365358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57844" calcext:value-type="float">
            <text:p>0.557844</text:p>
          </table:table-cell>
          <table:table-cell office:value-type="float" office:value="3705950" calcext:value-type="float">
            <text:p>3705950</text:p>
          </table:table-cell>
          <table:table-cell office:value-type="float" office:value="7.082243" calcext:value-type="float">
            <text:p>7.082243</text:p>
          </table:table-cell>
          <table:table-cell office:value-type="float" office:value="5.600493" calcext:value-type="float">
            <text:p>5.600493</text:p>
          </table:table-cell>
          <table:table-cell office:value-type="float" office:value="5.337816" calcext:value-type="float">
            <text:p>5.337816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34377" calcext:value-type="float">
            <text:p>34377</text:p>
          </table:table-cell>
          <table:table-cell office:value-type="float" office:value="6936" calcext:value-type="float">
            <text:p>6936</text:p>
          </table:table-cell>
          <table:table-cell office:value-type="float" office:value="4596596560" calcext:value-type="float">
            <text:p>4596596560</text:p>
          </table:table-cell>
          <table:table-cell office:value-type="float" office:value="8243170645" calcext:value-type="float">
            <text:p>8243170645</text:p>
          </table:table-cell>
          <table:table-cell office:value-type="float" office:value="3093780" calcext:value-type="float">
            <text:p>3093780</text:p>
          </table:table-cell>
          <table:table-cell office:value-type="float" office:value="93360894" calcext:value-type="float">
            <text:p>93360894</text:p>
          </table:table-cell>
          <table:table-cell office:value-type="float" office:value="73759332" calcext:value-type="float">
            <text:p>73759332</text:p>
          </table:table-cell>
          <table:table-cell office:value-type="float" office:value="70305352" calcext:value-type="float">
            <text:p>703053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57625" calcext:value-type="float">
            <text:p>0.557625</text:p>
          </table:table-cell>
          <table:table-cell office:value-type="float" office:value="3093780" calcext:value-type="float">
            <text:p>3093780</text:p>
          </table:table-cell>
          <table:table-cell office:value-type="float" office:value="6.508821" calcext:value-type="float">
            <text:p>6.508821</text:p>
          </table:table-cell>
          <table:table-cell office:value-type="float" office:value="5.142262" calcext:value-type="float">
            <text:p>5.142262</text:p>
          </table:table-cell>
          <table:table-cell office:value-type="float" office:value="4.901463" calcext:value-type="float">
            <text:p>4.901463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15:40:40.922148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5:37:21.437384676</meta:creation-date>
    <dc:date>2016-07-24T15:47:03.205920994</dc:date>
    <meta:editing-duration>PT9M4S</meta:editing-duration>
    <meta:editing-cycles>10</meta:editing-cycles>
    <meta:generator>LibreOffice/5.1.4.2$Linux_X86_64 LibreOffice_project/10m0$Build-2</meta:generator>
    <meta:document-statistic meta:table-count="1" meta:cell-count="180" meta:object-count="0"/>
  </office:meta>
</office:document-meta>
</file>